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dotted" style:text-underline-width="auto" style:text-underline-color="font-color"/>
    </style:style>
    <style:style style:name="T6" style:family="text">
      <style:text-properties fo:font-style="italic"/>
    </style:style>
    <style:style style:name="T7" style:family="text">
      <style:text-properties fo:font-variant="normal" fo:text-transform="none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5">~The un~</text:span>godly are not so, for they are like the chaff@f</text:p>
      <text:p text:style-name="IndentedLine"><text:s text:c="3"/>which the wind blows clean away, <text:span text:style-name="T5">~the un~</text:span>godly are not so.@i</text:p>
      <text:p text:style-name="IndentedLine"><text:s text:c="3"/><text:span text:style-name="T5">~The un~</text:span>godly will not stand upon the judgment day@i</text:p>
      <text:p text:style-name="IndentedLine"><text:s text:c="3"/>nor belong to <text:span text:style-name="T1">#God’s#</text:span> own people, <text:span text:style-name="T5">~the un~</text:span>godly will not stand.@i</text:p>
      <text:p text:style-name="NonIndentedLine">But G<text:span text:style-name="T1">#od#</text:span> <text:span text:style-name="T5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5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5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5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5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5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5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5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5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5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5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’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5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5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’ll keep safe and sure.@l</text:p>
      <text:p text:style-name="Firstline">16.<text:tab/>The obed<text:span text:style-name="T5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5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5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5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5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5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5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5">~fer~</text:span>ings are before my eyes.@l</text:p>
      <text:p text:style-name="Firstline">4.<text:tab/>“I do not need a goat or bull@f</text:p>
      <text:p text:style-name="IndentedLine"><text:s text:c="3"/>as of<text:span text:style-name="T5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5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5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5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5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5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5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5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5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’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5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5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5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5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#<text:span text:style-name="T1">Lord</text:span>#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5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5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6">_My God, I will extol thee and ever bless thy name._</text:span>@n</text:p>
      <text:p text:style-name="LastLineNonIndented"><text:span text:style-name="T6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7">Lord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5">~ven~</text:span>ant with your people,@f</text:p>
      <text:p text:style-name="IndentedLine"><text:s text:c="3"/>for haunts of v<text:span text:style-name="T5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5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’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5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5">~aim~</text:span>’s army@f</text:p>
      <text:p text:style-name="IndentedLine"><text:s text:c="3"/>who, though strong and armed with bows,@i</text:p>
      <text:p text:style-name="NonIndentedLine">to the co<text:span text:style-name="T5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5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5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,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5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-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5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5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5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5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5">~ael~</text:span> follow my command,@i</text:p>
      <text:p text:style-name="IndentedLine"><text:s text:c="3"/>I would soon subdue their e<text:span text:style-name="T5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5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5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<text:span text:style-name="T1">Lord</text:span>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’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5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5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;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,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’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.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5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5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5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’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.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excel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’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;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’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’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5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2.<text:tab/>Good is the <text:span text:style-name="T1">#Lord#</text:span>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6">_Bless him, ye angels, wondrous in might._</text:span>@n</text:p>
      <text:p text:style-name="LastLineNonIndented"><text:span text:style-name="T6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5">~ber~</text:span>ing his co<text:span text:style-name="T5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5">~aha~</text:span>m, to Isaac renewed.@i</text:p>
      <text:p text:style-name="NonIndentedLine">To Jacob his so<text:span text:style-name="T5">~ver~</text:span>eign decree was made sure;@n</text:p>
      <text:p text:style-name="IndentedLine"><text:s text:c="3"/>with Isr<text:span text:style-name="T5">~ael~</text:span> his co<text:span text:style-name="T5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,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5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5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5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fruits of manhood of Egypt were gone.@l</text:p>
      <text:p text:style-name="Firstline">8.<text:tab/>He brought Isr<text:span text:style-name="T5">~ael~</text:span> out bearing silver and gold;@f</text:p>
      <text:p text:style-name="IndentedLine"><text:s text:c="3"/>their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5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<text:span text:style-name="T4">*ho</text:span><text:span text:style-name="T3">vah*</text:span><text:span text:style-name="T8"> and </text:span>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,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5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5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5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5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.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5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5">~ead~</text:span>, mine Manasseh,@f</text:p>
      <text:p text:style-name="IndentedLine"><text:s text:c="3"/>Ephr<text:span text:style-name="T5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5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5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5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;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5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’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,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5">~ael~</text:span> out of Egypt came,@f</text:p>
      <text:p text:style-name="IndentedLine"><text:s text:c="3"/>from people of a foreign name,@i</text:p>
      <text:p text:style-name="NonIndentedLine">then Judah was God’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?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5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5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5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.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,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!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@n</text:p>
      <text:p text:style-name="LastLine"><text:s text:c="3"/>and will meditate on your decree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,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r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5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,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r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s your righteousness;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.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-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5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e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;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’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,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5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5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,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.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;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,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5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5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.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7">Lord</text:span>, you are the one who gives vic<text:span text:style-name="T5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5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5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6">_Let them praises give Jehovah,_</text:span>@n</text:p>
      <text:p text:style-name="IndentedLine"><text:s text:c="3"/><text:span text:style-name="T6">_for his name alone is high;_</text:span>@i</text:p>
      <text:p text:style-name="NonIndentedLine"><text:span text:style-name="T6">_and his glory is exalted,_</text:span>@n</text:p>
      <text:p text:style-name="IndentedLine"><text:s text:c="3"/><text:span text:style-name="T6">_and his glory is exalted,_</text:span>@i</text:p>
      <text:p text:style-name="IndentedLine"><text:s text:c="3"/><text:span text:style-name="T6">_and his glory is exalted,_</text:span>@i</text:p>
      <text:p text:style-name="LastLineNonIndented"><text:span text:style-name="T6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: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creator>Berwyn Hoyt</dc:creator>
    <dc:date>2008-10-23T13:16:34.85</dc:date>
    <meta:editing-cycles>24</meta:editing-cycles>
    <meta:editing-duration>PT02H33M42S</meta:editing-duration>
    <meta:document-statistic meta:table-count="0" meta:image-count="0" meta:object-count="0" meta:page-count="169" meta:paragraph-count="7142" meta:word-count="47566" meta:character-count="270156"/>
    <meta:user-defined meta:name="Info 1"/>
    <meta:user-defined meta:name="Info 2"/>
    <meta:user-defined meta:name="Info 3"/>
    <meta:user-defined meta:name="Info 4"/>
  </office:meta>
</office:document-meta>
</file>